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0D5A15C32B3C3077.png" manifest:media-type="image/png"/>
  <manifest:file-entry manifest:full-path="Pictures/10000000000007800000043867EE9FC9AF346734.png" manifest:media-type="image/png"/>
  <manifest:file-entry manifest:full-path="Pictures/100000000000078000000438B6673863CE5755A6.png" manifest:media-type="image/png"/>
  <manifest:file-entry manifest:full-path="Pictures/1000000000000780000004381F816191510E22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0in" svg:y="0.0409in" svg:width="6.6929in" svg:height="3.7646in" draw:z-index="0"><draw:image xlink:href="Pictures/1000000000000780000004380D5A15C32B3C3077.png" xlink:type="simple" xlink:show="embed" xlink:actuate="onLoad" draw:mime-type="image/png"/></draw:frame></text:p>
      <text:p text:style-name="Standard"><draw:frame draw:style-name="fr1" draw:name="Image2" text:anchor-type="char" svg:x="0.039in" svg:y="0.1799in" svg:width="6.6929in" svg:height="3.7646in" draw:z-index="1"><draw:image xlink:href="Pictures/10000000000007800000043867EE9FC9AF34673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char" svg:x="0.0244in" svg:y="0.0161in" svg:width="6.6929in" svg:height="3.7646in" draw:z-index="2"><draw:image xlink:href="Pictures/100000000000078000000438B6673863CE5755A6.png" xlink:type="simple" xlink:show="embed" xlink:actuate="onLoad" draw:mime-type="image/png"/></draw:frame><draw:frame draw:style-name="fr1" draw:name="Image4" text:anchor-type="char" svg:x="-0.0654in" svg:y="3.9102in" svg:width="6.7346in" svg:height="3.7882in" draw:z-index="3"><draw:image xlink:href="Pictures/1000000000000780000004381F816191510E225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4T23:04:05.683000000</meta:creation-date>
    <dc:date>2024-11-14T23:18:51.600000000</dc:date>
    <meta:editing-duration>PT4M35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7.3.4.2$Windows_X86_64 LibreOffice_project/728fec16bd5f605073805c3c9e7c4212a0120dc5</meta:generator>
  </office:meta>
</office:document-meta>
</file>